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E79DD6E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80" draw:fill="none" draw:fill-color="#ffffff" draw:auto-grow-height="true" draw:auto-grow-width="false" fo:max-height="0cm" fo:min-height="0.287cm"/>
    </style:style>
    <style:style style:name="gr4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e6e6ff" fo:font-family="'Franklin Gothic Medium Cond'" style:font-family-generic="swiss" style:font-pitch="variable" fo:font-size="10pt"/>
    </style:style>
    <style:style style:name="P3" style:family="paragraph">
      <style:paragraph-properties fo:margin-left="0cm" fo:margin-right="0cm" fo:text-indent="0cm"/>
      <style:text-properties fo:color="#e6e6ff" fo:font-family="'Franklin Gothic Demi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e6e6ff" fo:font-family="'Franklin Gothic Medium Cond'" style:font-family-generic="swiss" style:font-pitch="variable" fo:font-size="10pt"/>
    </style:style>
    <style:style style:name="T2" style:family="text">
      <style:text-properties fo:color="#e6e6ff" fo:font-family="'Franklin Gothic Demi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3.495cm" svg:height="23.605cm" svg:x="-0.905cm" svg:y="0.719cm">
          <text:p/>
        </draw:rect>
        <draw:g>
          <draw:frame draw:style-name="gr2" draw:text-style-name="P1" draw:layer="layout" svg:width="10.706cm" svg:height="7.683cm" svg:x="0.134cm" svg:y="1.166cm">
            <draw:image xlink:href="Pictures/100000000000040000000300E79DD6E3.jpg" xlink:type="simple" xlink:show="embed" xlink:actuate="onLoad">
              <text:p/>
            </draw:image>
          </draw:frame>
          <draw:frame draw:style-name="gr3" draw:text-style-name="P2" draw:layer="layout" svg:width="3.4cm" svg:height="0.691cm" svg:x="7.634cm" svg:y="8.084cm">
            <draw:text-box>
              <text:p text:style-name="P2"><text:span text:style-name="T1">www.orbswarm.com</text:span></text:p>
            </draw:text-box>
          </draw:frame>
          <draw:frame draw:style-name="gr4" draw:text-style-name="P3" draw:layer="layout" svg:width="4.128cm" svg:height="1.851cm" svg:x="0.425cm" svg:y="5.81cm">
            <draw:text-box>
              <text:p text:style-name="P3"><text:span text:style-name="T2">SWARM </text:span></text:p>
              <text:p text:style-name="P3"><text:span text:style-name="T2">thanks you</text:span></text:p>
            </draw:text-box>
          </draw:frame>
        </draw:g>
        <draw:g>
          <draw:frame draw:style-name="gr2" draw:text-style-name="P1" draw:layer="layout" svg:width="10.706cm" svg:height="7.683cm" svg:x="10.814cm" svg:y="1.166cm">
            <draw:image xlink:href="Pictures/100000000000040000000300E79DD6E3.jpg" xlink:type="simple" xlink:show="embed" xlink:actuate="onLoad">
              <text:p/>
            </draw:image>
          </draw:frame>
          <draw:frame draw:style-name="gr3" draw:text-style-name="P2" draw:layer="layout" svg:width="3.4cm" svg:height="0.691cm" svg:x="18.314cm" svg:y="8.084cm">
            <draw:text-box>
              <text:p text:style-name="P2"><text:span text:style-name="T1">www.orbswarm.com</text:span></text:p>
            </draw:text-box>
          </draw:frame>
          <draw:frame draw:style-name="gr4" draw:text-style-name="P3" draw:layer="layout" svg:width="4.128cm" svg:height="1.851cm" svg:x="11.105cm" svg:y="5.81cm">
            <draw:text-box>
              <text:p text:style-name="P3"><text:span text:style-name="T2">SWARM </text:span></text:p>
              <text:p text:style-name="P3"><text:span text:style-name="T2">thanks you</text:span></text:p>
            </draw:text-box>
          </draw:frame>
        </draw:g>
        <draw:g>
          <draw:frame draw:style-name="gr2" draw:text-style-name="P1" draw:layer="layout" svg:width="10.706cm" svg:height="7.683cm" svg:x="0.134cm" svg:y="8.846cm">
            <draw:image xlink:href="Pictures/100000000000040000000300E79DD6E3.jpg" xlink:type="simple" xlink:show="embed" xlink:actuate="onLoad">
              <text:p/>
            </draw:image>
          </draw:frame>
          <draw:frame draw:style-name="gr3" draw:text-style-name="P2" draw:layer="layout" svg:width="3.4cm" svg:height="0.691cm" svg:x="7.634cm" svg:y="15.764cm">
            <draw:text-box>
              <text:p text:style-name="P2"><text:span text:style-name="T1">www.orbswarm.com</text:span></text:p>
            </draw:text-box>
          </draw:frame>
          <draw:frame draw:style-name="gr4" draw:text-style-name="P3" draw:layer="layout" svg:width="4.128cm" svg:height="1.851cm" svg:x="0.425cm" svg:y="13.49cm">
            <draw:text-box>
              <text:p text:style-name="P3"><text:span text:style-name="T2">SWARM </text:span></text:p>
              <text:p text:style-name="P3"><text:span text:style-name="T2">thanks you</text:span></text:p>
            </draw:text-box>
          </draw:frame>
        </draw:g>
        <draw:g>
          <draw:frame draw:style-name="gr2" draw:text-style-name="P1" draw:layer="layout" svg:width="10.706cm" svg:height="7.683cm" svg:x="10.814cm" svg:y="8.846cm">
            <draw:image xlink:href="Pictures/100000000000040000000300E79DD6E3.jpg" xlink:type="simple" xlink:show="embed" xlink:actuate="onLoad">
              <text:p/>
            </draw:image>
          </draw:frame>
          <draw:frame draw:style-name="gr3" draw:text-style-name="P2" draw:layer="layout" svg:width="3.4cm" svg:height="0.691cm" svg:x="18.314cm" svg:y="15.764cm">
            <draw:text-box>
              <text:p text:style-name="P2"><text:span text:style-name="T1">www.orbswarm.com</text:span></text:p>
            </draw:text-box>
          </draw:frame>
          <draw:frame draw:style-name="gr4" draw:text-style-name="P3" draw:layer="layout" svg:width="4.128cm" svg:height="1.851cm" svg:x="11.105cm" svg:y="13.49cm">
            <draw:text-box>
              <text:p text:style-name="P3"><text:span text:style-name="T2">SWARM </text:span></text:p>
              <text:p text:style-name="P3"><text:span text:style-name="T2">thanks you</text:span></text:p>
            </draw:text-box>
          </draw:frame>
        </draw:g>
        <draw:g>
          <draw:frame draw:style-name="gr2" draw:text-style-name="P1" draw:layer="layout" svg:width="10.706cm" svg:height="7.683cm" svg:x="0.134cm" svg:y="16.475cm">
            <draw:image xlink:href="Pictures/100000000000040000000300E79DD6E3.jpg" xlink:type="simple" xlink:show="embed" xlink:actuate="onLoad">
              <text:p/>
            </draw:image>
          </draw:frame>
          <draw:frame draw:style-name="gr3" draw:text-style-name="P2" draw:layer="layout" svg:width="3.4cm" svg:height="0.691cm" svg:x="7.634cm" svg:y="23.393cm">
            <draw:text-box>
              <text:p text:style-name="P2"><text:span text:style-name="T1">www.orbswarm.com</text:span></text:p>
            </draw:text-box>
          </draw:frame>
          <draw:frame draw:style-name="gr4" draw:text-style-name="P3" draw:layer="layout" svg:width="4.128cm" svg:height="1.851cm" svg:x="0.425cm" svg:y="21.119cm">
            <draw:text-box>
              <text:p text:style-name="P3"><text:span text:style-name="T2">SWARM </text:span></text:p>
              <text:p text:style-name="P3"><text:span text:style-name="T2">thanks you</text:span></text:p>
            </draw:text-box>
          </draw:frame>
        </draw:g>
        <draw:g>
          <draw:frame draw:style-name="gr2" draw:text-style-name="P1" draw:layer="layout" svg:width="10.706cm" svg:height="7.683cm" svg:x="10.814cm" svg:y="16.475cm">
            <draw:image xlink:href="Pictures/100000000000040000000300E79DD6E3.jpg" xlink:type="simple" xlink:show="embed" xlink:actuate="onLoad">
              <text:p/>
            </draw:image>
          </draw:frame>
          <draw:frame draw:style-name="gr3" draw:text-style-name="P2" draw:layer="layout" svg:width="3.4cm" svg:height="0.691cm" svg:x="18.314cm" svg:y="23.393cm">
            <draw:text-box>
              <text:p text:style-name="P2"><text:span text:style-name="T1">www.orbswarm.com</text:span></text:p>
            </draw:text-box>
          </draw:frame>
          <draw:frame draw:style-name="gr4" draw:text-style-name="P3" draw:layer="layout" svg:width="4.128cm" svg:height="1.851cm" svg:x="11.105cm" svg:y="21.119cm">
            <draw:text-box>
              <text:p text:style-name="P3"><text:span text:style-name="T2">SWARM </text:span></text:p>
              <text:p text:style-name="P3"><text:span text:style-name="T2">thanks you</text:span></text:p>
            </draw:text-box>
          </draw:frame>
        </draw:g>
        <draw:line draw:style-name="gr5" draw:text-style-name="P1" draw:layer="layout" svg:x1="10.799cm" svg:y1="0.03cm" svg:x2="10.799cm" svg:y2="27.24cm">
          <text:p/>
        </draw:lin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254cm" svg:height="6.8cm" svg:x="2.96cm" svg:y="3.022cm" draw:page-number="1"/>
      <draw:page-thumbnail draw:layer="backgroundobjects" svg:width="5.254cm" svg:height="6.8cm" svg:x="11.342cm" svg:y="3.022cm"/>
      <draw:page-thumbnail draw:layer="backgroundobjects" svg:width="5.254cm" svg:height="6.8cm" svg:x="19.724cm" svg:y="3.022cm"/>
      <draw:page-thumbnail draw:layer="backgroundobjects" svg:width="5.254cm" svg:height="6.8cm" svg:x="2.96cm" svg:y="11.766cm"/>
      <draw:page-thumbnail draw:layer="backgroundobjects" svg:width="5.254cm" svg:height="6.8cm" svg:x="11.342cm" svg:y="11.766cm"/>
      <draw:page-thumbnail draw:layer="backgroundobjects" svg:width="5.254cm" svg:height="6.8cm" svg:x="19.724cm" svg:y="11.766cm"/>
    </style:handout-master>
    <style:master-page style:name="Default" style:page-layout-name="PM1" draw:style-name="dp1">
      <draw:frame presentation:style-name="Default-title" draw:layer="backgroundobjects" svg:width="17.63cm" svg:height="4.331cm" svg:x="1.979cm" svg:y="2.032cm" presentation:class="title" presentation:placeholder="true">
        <draw:text-box/>
      </draw:frame>
      <draw:frame presentation:style-name="Default-outline1" draw:layer="backgroundobjects" svg:width="17.63cm" svg:height="17.119cm" svg:x="1.979cm" svg:y="7.069cm" presentation:class="outline" presentation:placeholder="true">
        <draw:text-box/>
      </draw:frame>
      <draw:frame presentation:style-name="pr1" draw:text-style-name="P1" draw:layer="backgroundobjects" svg:width="4.564cm" svg:height="1.789cm" svg:x="1.979cm" svg:y="24.63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6.209cm" svg:height="1.789cm" svg:x="7.699cm" svg:y="24.63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4.564cm" svg:height="1.789cm" svg:x="15.045cm" svg:y="24.63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 Foote</meta:initial-creator>
    <meta:creation-date>2007-10-14T12:25:26</meta:creation-date>
    <dc:creator>J Foote</dc:creator>
    <dc:date>2007-10-14T13:06:54</dc:date>
    <dc:language>en-US</dc:language>
    <meta:editing-cycles>5</meta:editing-cycles>
    <meta:editing-duration>PT42M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